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1.054cm" table:align="left"/>
    </style:style>
    <style:style style:name="Tabela1.A" style:family="table-column">
      <style:table-column-properties style:column-width="0.637cm"/>
    </style:style>
    <style:style style:name="Tabela1.B" style:family="table-column">
      <style:table-column-properties style:column-width="10.41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054cm" table:align="left"/>
    </style:style>
    <style:style style:name="Tabela2.A" style:family="table-column">
      <style:table-column-properties style:column-width="0.637cm"/>
    </style:style>
    <style:style style:name="Tabela2.B" style:family="table-column">
      <style:table-column-properties style:column-width="10.418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1.054cm" table:align="left"/>
    </style:style>
    <style:style style:name="Tabela3.A" style:family="table-column">
      <style:table-column-properties style:column-width="0.637cm"/>
    </style:style>
    <style:style style:name="Tabela3.B" style:family="table-column">
      <style:table-column-properties style:column-width="10.41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1.054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10.418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able_20_Contents">
      <style:paragraph-properties fo:margin-top="0cm" fo:margin-bottom="0.499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Fugindo das convenções do CakePHP 3 - Blog do MX Cursos</text:h>
      <text:section text:style-name="Sect1" text:name="reader-header">
        <text:section text:style-name="Sect1" text:name="reader-credits">
          <text:p text:style-name="Text_20_body">Escrito por Erik Figueiredo</text:p>
        </text:section>
      </text:section>
      <text:section text:style-name="Sect1" text:name="moz-reader-content">
        <text:section text:style-name="Sect1" text:name="readability-page-1">
          <text:section text:style-name="Sect1" text:name="content">
            <text:section text:style-name="Sect1" text:name="primary">
              <text:p text:style-name="Text_20_body">Fala pessoal, sou Erik Figueiredo e sou professor aqui no MX Cursos, to passando pra deixar uma dica pra quem usa o CakePHP.</text:p>
              <text:p text:style-name="Text_20_body">Eu sempre pego alguém  afirmando “e<text:span text:style-name="Emphasis">u não gosto do CakePHP por causa das convenções”</text:span>, eu particularmente gosto de regras, me amarrei nas PSRs, mas tem hora que não da né, e nestas horas precisamos dominar a ferramenta para podermos quebrar as regras.</text:p>
              <text:h text:style-name="Heading_20_3" text:outline-level="3">Convenções no CakePHP 3</text:h>
              <text:p text:style-name="Text_20_body">No CakePHP 3 as convenções são</text:p>
              <text:list xml:id="list3752680153599282524" text:style-name="L1">
                <text:list-item>
                  <text:p text:style-name="P8">Model no plural e em CamelCase </text:p>
                </text:list-item>
                <text:list-item>
                  <text:p text:style-name="P8">Controller no plural e em CamelCase </text:p>
                </text:list-item>
                <text:list-item>
                  <text:p text:style-name="P8">Nome do diretório de templates no plural e em CamelCase </text:p>
                </text:list-item>
                <text:list-item>
                  <text:p text:style-name="P8">Table no plural e em CamelCase </text:p>
                </text:list-item>
                <text:list-item>
                  <text:p text:style-name="P8">Entidade no singular e em CamelCase </text:p>
                </text:list-item>
                <text:list-item>
                  <text:p text:style-name="P1">Tabela do banco de dados no plural e tudo minúsculo com underline entre as palavras </text:p>
                </text:list-item>
              </text:list>
              <text:p text:style-name="Text_20_body">Pois é justamente ali na entidade que a coisa pega, mas porque? Parece simples, afinal.</text:p>
              <text:list xml:id="list8202166855320836491" text:style-name="L2">
                <text:list-item>
                  <text:p text:style-name="P9">barco-&gt;barcos </text:p>
                </text:list-item>
                <text:list-item>
                  <text:p text:style-name="P9">pessoa-&gt;pessoas </text:p>
                </text:list-item>
                <text:list-item>
                  <text:p text:style-name="P2">homem-&gt;homens </text:p>
                </text:list-item>
              </text:list>
              <text:p text:style-name="Text_20_body">Mas ai que você se engana, é plural e singular no idioma inglês!</text:p>
              <text:list xml:id="list4237218592005336189" text:style-name="L3">
                <text:list-item>
                  <text:p text:style-name="P10">boat-&gt;boats </text:p>
                </text:list-item>
                <text:list-item>
                  <text:p text:style-name="P10">person-&gt;people </text:p>
                </text:list-item>
                <text:list-item>
                  <text:p text:style-name="P3">man-&gt;men </text:p>
                </text:list-item>
              </text:list>
              <text:p text:style-name="Text_20_body">E isso dificulta pra muita gente, já que, segundo as regras do CakePHP, valor seria valors em vez de valores.</text:p>
              <text:p text:style-name="Text_20_body">Vamos resolver isso?</text:p>
              <text:h text:style-name="Heading_20_3" text:outline-level="3">Ignorando as convenções de relacionamento</text:h>
              <text:p text:style-name="Text_20_body">Pois bem, em primeiro lugar vamos supor que você tenha o controller PeopleController e que usar a tabela wdr_people_cake, e por algum motivo não possa usar um nome diferente, não vamos discutir isso, você não pode mudar e pronto.</text:p>
              <text:p text:style-name="Text_20_body">Agora leve em conta que segundo as convenções teríamos:</text:p>
              <text:list xml:id="list8966078368894351965" text:style-name="L4">
                <text:list-item>
                  <text:p text:style-name="P11">Tabela (banco): people </text:p>
                </text:list-item>
                <text:list-item>
                  <text:p text:style-name="P11"><text:soft-page-break/>Entity: Person </text:p>
                </text:list-item>
                <text:list-item>
                  <text:p text:style-name="P11">Table: PeopleTable </text:p>
                </text:list-item>
                <text:list-item>
                  <text:p text:style-name="P11">Controller: PeopleController </text:p>
                </text:list-item>
                <text:list-item>
                  <text:p text:style-name="P4">Diretório de template: People </text:p>
                </text:list-item>
              </text:list>
              <text:p text:style-name="Text_20_body">Precisamos trocar o nome da tabela do banco, podemos fazer isso no Table assim:</text:p>
              <text:section text:style-name="Sect1" text:name="crayon-57c82db8ed922538302246">
                <text:p text:style-name="Text_20_body">&lt;?php namespace App\Model\Table; use App\Model\Entity\Person; /** * People Model */ class PeopleTable extends Table { /** * Initialize method * * @param array $config The configuration for the Table. * @return void */ public function initialize(array $config) { $this-&gt;table('wdr_people_cake'); } /*...*/</text:p>
                <table:table table:name="Tabela1" table:style-name="Tabela1">
                  <table:table-column table:style-name="Tabela1.A"/>
                  <table:table-column table:style-name="Tabela1.B"/>
                  <text:soft-page-break/>
                  <table:table-row>
                    <table:table-cell table:style-name="Tabela1.A1" office:value-type="string">
                      <text:p text:style-name="P14">1</text:p>
                      <text:p text:style-name="P14">2</text:p>
                      <text:p text:style-name="P14">3</text:p>
                      <text:p text:style-name="P14">4</text:p>
                      <text:p text:style-name="P14">5</text:p>
                      <text:p text:style-name="P14">6</text:p>
                      <text:p text:style-name="P14">7</text:p>
                      <text:p text:style-name="P14">8</text:p>
                      <text:p text:style-name="P14">9</text:p>
                      <text:p text:style-name="P14">10</text:p>
                      <text:p text:style-name="P14">11</text:p>
                      <text:p text:style-name="P14">12</text:p>
                      <text:p text:style-name="P14">13</text:p>
                      <text:p text:style-name="P14">14</text:p>
                      <text:p text:style-name="P14">15</text:p>
                      <text:p text:style-name="P14">16</text:p>
                      <text:p text:style-name="P14">17</text:p>
                      <text:p text:style-name="P14">18</text:p>
                      <text:p text:style-name="P14">19</text:p>
                      <text:p text:style-name="P14">20</text:p>
                      <text:p text:style-name="P14">21</text:p>
                      <text:p text:style-name="P14">22</text:p>
                      <text:p text:style-name="P14">23</text:p>
                    </table:table-cell>
                    <table:table-cell table:style-name="Tabela1.A1" office:value-type="string">
                      <text:p text:style-name="P14"><text:bookmark text:name="crayon-57c82db8ed922538302246-1"/>&lt;?php</text:p>
                      <text:p text:style-name="P14"><text:bookmark text:name="crayon-57c82db8ed922538302246-3"/>namespace App\Model\Table;</text:p>
                      <text:p text:style-name="P14"><text:bookmark text:name="crayon-57c82db8ed922538302246-5"/>use App\Model\Entity\Person;</text:p>
                      <text:p text:style-name="P14"><text:bookmark text:name="crayon-57c82db8ed922538302246-7"/>/**</text:p>
                      <text:p text:style-name="P14"><text:bookmark text:name="crayon-57c82db8ed922538302246-8"/>* People Model</text:p>
                      <text:p text:style-name="P14"><text:bookmark text:name="crayon-57c82db8ed922538302246-9"/>*/</text:p>
                      <text:p text:style-name="P14"><text:bookmark text:name="crayon-57c82db8ed922538302246-10"/>class PeopleTable extends Table</text:p>
                      <text:p text:style-name="P14"><text:bookmark text:name="crayon-57c82db8ed922538302246-11"/>{</text:p>
                      <text:p text:style-name="P14"><text:bookmark text:name="crayon-57c82db8ed922538302246-13"/>    /**</text:p>
                      <text:p text:style-name="P14"><text:bookmark text:name="crayon-57c82db8ed922538302246-14"/>     * Initialize method</text:p>
                      <text:p text:style-name="P14"><text:bookmark text:name="crayon-57c82db8ed922538302246-15"/>     *</text:p>
                      <text:p text:style-name="P14"><text:bookmark text:name="crayon-57c82db8ed922538302246-16"/>     * @param array $config The configuration for the Table.</text:p>
                      <text:p text:style-name="P14"><text:bookmark text:name="crayon-57c82db8ed922538302246-17"/>     * @return void</text:p>
                      <text:p text:style-name="P14"><text:bookmark text:name="crayon-57c82db8ed922538302246-18"/>     */</text:p>
                      <text:p text:style-name="P14"><text:bookmark text:name="crayon-57c82db8ed922538302246-19"/>    public function initialize(array $config)</text:p>
                      <text:p text:style-name="P14"><text:bookmark text:name="crayon-57c82db8ed922538302246-20"/>    {</text:p>
                      <text:p text:style-name="P14"><text:bookmark text:name="crayon-57c82db8ed922538302246-21"/>        $this-&gt;table('wdr_people_cake');</text:p>
                      <text:p text:style-name="P14"><text:bookmark text:name="crayon-57c82db8ed922538302246-22"/>    }</text:p>
                      <text:p text:style-name="P14"><text:bookmark text:name="crayon-57c82db8ed922538302246-23"/>/*...*/</text:p>
                    </table:table-cell>
                  </table:table-row>
                </table:table>
              </text:section>
              <text:p text:style-name="Text_20_body">Dentro do método initialize() eu troquei o nome da tabela usando o método $this-&gt;table(), agora que tal não usar id como chave primária, em vez disso usaremos person_id (um padrão que eu não recomendo, mas como disse, é assim que eu preciso e pronto).</text:p>
              <text:section text:style-name="Sect1" text:name="crayon-57c82db8ed934799341618">
                <text:p text:style-name="Text_20_body">&lt;?php namespace App\Model\Table; use App\Model\Entity\Person; /** * People Model */ class <text:soft-page-break/>PeopleTable extends Table { /** * Initialize method * * @param array $config The configuration for the Table. * @return void */ public function initialize(array $config) { $this-&gt;table('wdr_people_cake'); $this-&gt;primaryKey('person_id'); } /*...*/</text:p>
                <table:table table:name="Tabela2" table:style-name="Tabela2">
                  <table:table-column table:style-name="Tabela2.A"/>
                  <table:table-column table:style-name="Tabela2.B"/>
                  <text:soft-page-break/>
                  <table:table-row>
                    <table:table-cell table:style-name="Tabela2.A1" office:value-type="string">
                      <text:p text:style-name="P14">1</text:p>
                      <text:p text:style-name="P14">2</text:p>
                      <text:p text:style-name="P14">3</text:p>
                      <text:p text:style-name="P14">4</text:p>
                      <text:p text:style-name="P14">5</text:p>
                      <text:p text:style-name="P14">6</text:p>
                      <text:p text:style-name="P14">7</text:p>
                      <text:p text:style-name="P14">8</text:p>
                      <text:p text:style-name="P14">9</text:p>
                      <text:p text:style-name="P14">10</text:p>
                      <text:p text:style-name="P14">11</text:p>
                      <text:p text:style-name="P14">12</text:p>
                      <text:p text:style-name="P14">13</text:p>
                      <text:p text:style-name="P14">14</text:p>
                      <text:p text:style-name="P14">15</text:p>
                      <text:p text:style-name="P14">16</text:p>
                      <text:p text:style-name="P14">17</text:p>
                      <text:p text:style-name="P14">18</text:p>
                      <text:p text:style-name="P14">19</text:p>
                      <text:p text:style-name="P14">20</text:p>
                      <text:p text:style-name="P14">21</text:p>
                      <text:p text:style-name="P14">22</text:p>
                      <text:p text:style-name="P14">23</text:p>
                      <text:p text:style-name="P14">24</text:p>
                    </table:table-cell>
                    <table:table-cell table:style-name="Tabela2.A1" office:value-type="string">
                      <text:p text:style-name="P14"><text:bookmark text:name="crayon-57c82db8ed934799341618-1"/>&lt;?php</text:p>
                      <text:p text:style-name="P14"><text:bookmark text:name="crayon-57c82db8ed934799341618-3"/>namespace App\Model\Table;</text:p>
                      <text:p text:style-name="P14"><text:bookmark text:name="crayon-57c82db8ed934799341618-5"/>use App\Model\Entity\Person;</text:p>
                      <text:p text:style-name="P14"><text:bookmark text:name="crayon-57c82db8ed934799341618-7"/>/**</text:p>
                      <text:p text:style-name="P14"><text:bookmark text:name="crayon-57c82db8ed934799341618-8"/>* People Model</text:p>
                      <text:p text:style-name="P14"><text:bookmark text:name="crayon-57c82db8ed934799341618-9"/>*/</text:p>
                      <text:p text:style-name="P14"><text:bookmark text:name="crayon-57c82db8ed934799341618-10"/>class PeopleTable extends Table</text:p>
                      <text:p text:style-name="P14"><text:bookmark text:name="crayon-57c82db8ed934799341618-11"/>{</text:p>
                      <text:p text:style-name="P14"><text:bookmark text:name="crayon-57c82db8ed934799341618-13"/>    /**</text:p>
                      <text:p text:style-name="P14"><text:bookmark text:name="crayon-57c82db8ed934799341618-14"/>     * Initialize method</text:p>
                      <text:p text:style-name="P14"><text:bookmark text:name="crayon-57c82db8ed934799341618-15"/>     *</text:p>
                      <text:p text:style-name="P14"><text:bookmark text:name="crayon-57c82db8ed934799341618-16"/>     * @param array $config The configuration for the Table.</text:p>
                      <text:p text:style-name="P14"><text:bookmark text:name="crayon-57c82db8ed934799341618-17"/>     * @return void</text:p>
                      <text:p text:style-name="P14"><text:bookmark text:name="crayon-57c82db8ed934799341618-18"/>     */</text:p>
                      <text:p text:style-name="P14"><text:bookmark text:name="crayon-57c82db8ed934799341618-19"/>    public function initialize(array $config)</text:p>
                      <text:p text:style-name="P14"><text:bookmark text:name="crayon-57c82db8ed934799341618-20"/>    {</text:p>
                      <text:p text:style-name="P14"><text:bookmark text:name="crayon-57c82db8ed934799341618-21"/>        $this-&gt;table('wdr_people_cake');</text:p>
                      <text:p text:style-name="P14"><text:bookmark text:name="crayon-57c82db8ed934799341618-22"/>        $this-&gt;primaryKey('person_id');</text:p>
                      <text:p text:style-name="P14"><text:bookmark text:name="crayon-57c82db8ed934799341618-23"/>    }</text:p>
                      <text:p text:style-name="P14"><text:bookmark text:name="crayon-57c82db8ed934799341618-24"/>/*...*/</text:p>
                    </table:table-cell>
                  </table:table-row>
                </table:table>
              </text:section>
              <text:p text:style-name="Text_20_body">Lembran quando falei que a entidade é no singular? Eu não quero isso, quero usar People também.</text:p>
              <text:section text:style-name="Sect1" text:name="crayon-57c82db8ed93a650656582">
                <text:p text:style-name="Text_20_body">&lt;?php namespace App\Model\Table; /** * People Model */ class PeopleTable extends Table { /** * Initialize method * * @param array $config The configuration for the Table. * @return void */ <text:soft-page-break/>public function initialize(array $config) { $this-&gt;table('wdr_people_cake'); $this-&gt;primaryKey('person_id'); $this-&gt;entityClass('App\Model\Entity\People'); } /*...*/</text:p>
                <table:table table:name="Tabela3" table:style-name="Tabela3">
                  <table:table-column table:style-name="Tabela3.A"/>
                  <table:table-column table:style-name="Tabela3.B"/>
                  <table:table-row>
                    <table:table-cell table:style-name="Tabela3.A1" office:value-type="string">
                      <text:p text:style-name="P14">1</text:p>
                      <text:p text:style-name="P14">2</text:p>
                      <text:p text:style-name="P14">3</text:p>
                      <text:p text:style-name="P14">4</text:p>
                      <text:p text:style-name="P14">5</text:p>
                      <text:p text:style-name="P14">6</text:p>
                      <text:p text:style-name="P14">7</text:p>
                      <text:p text:style-name="P14">8</text:p>
                      <text:p text:style-name="P14">9</text:p>
                      <text:p text:style-name="P14">10</text:p>
                      <text:p text:style-name="P14">11</text:p>
                      <text:p text:style-name="P14">12</text:p>
                      <text:p text:style-name="P14">13</text:p>
                      <text:p text:style-name="P14">14</text:p>
                      <text:p text:style-name="P14">15</text:p>
                      <text:p text:style-name="P14">16</text:p>
                      <text:p text:style-name="P14">17</text:p>
                      <text:p text:style-name="P14">18</text:p>
                      <text:p text:style-name="P14">19</text:p>
                      <text:p text:style-name="P14">20</text:p>
                      <text:p text:style-name="P14">21</text:p>
                      <text:p text:style-name="P14">22</text:p>
                      <text:p text:style-name="P14">23</text:p>
                    </table:table-cell>
                    <table:table-cell table:style-name="Tabela3.A1" office:value-type="string">
                      <text:p text:style-name="P14"><text:bookmark text:name="crayon-57c82db8ed93a650656582-1"/>&lt;?php</text:p>
                      <text:p text:style-name="P14"><text:bookmark text:name="crayon-57c82db8ed93a650656582-3"/>namespace App\Model\Table;</text:p>
                      <text:p text:style-name="P14"><text:bookmark text:name="crayon-57c82db8ed93a650656582-5"/>/**</text:p>
                      <text:p text:style-name="P14"><text:bookmark text:name="crayon-57c82db8ed93a650656582-6"/>* People Model</text:p>
                      <text:p text:style-name="P14"><text:bookmark text:name="crayon-57c82db8ed93a650656582-7"/>*/</text:p>
                      <text:p text:style-name="P14"><text:bookmark text:name="crayon-57c82db8ed93a650656582-8"/>class PeopleTable extends Table</text:p>
                      <text:p text:style-name="P14"><text:bookmark text:name="crayon-57c82db8ed93a650656582-9"/>{</text:p>
                      <text:p text:style-name="P14"><text:bookmark text:name="crayon-57c82db8ed93a650656582-11"/>    /**</text:p>
                      <text:p text:style-name="P14"><text:bookmark text:name="crayon-57c82db8ed93a650656582-12"/>     * Initialize method</text:p>
                      <text:p text:style-name="P14"><text:bookmark text:name="crayon-57c82db8ed93a650656582-13"/>     *</text:p>
                      <text:p text:style-name="P14"><text:bookmark text:name="crayon-57c82db8ed93a650656582-14"/>     * @param array $config The configuration for the Table.</text:p>
                      <text:p text:style-name="P14"><text:bookmark text:name="crayon-57c82db8ed93a650656582-15"/>     * @return void</text:p>
                      <text:p text:style-name="P14"><text:bookmark text:name="crayon-57c82db8ed93a650656582-16"/>     */</text:p>
                      <text:p text:style-name="P14"><text:bookmark text:name="crayon-57c82db8ed93a650656582-17"/>    public function initialize(array $config)</text:p>
                      <text:p text:style-name="P14"><text:bookmark text:name="crayon-57c82db8ed93a650656582-18"/>    {</text:p>
                      <text:p text:style-name="P14"><text:bookmark text:name="crayon-57c82db8ed93a650656582-19"/>        $this-&gt;table('wdr_people_cake');</text:p>
                      <text:p text:style-name="P14"><text:bookmark text:name="crayon-57c82db8ed93a650656582-20"/>        $this-&gt;primaryKey('person_id');</text:p>
                      <text:p text:style-name="P14"><text:bookmark text:name="crayon-57c82db8ed93a650656582-21"/>        $this-&gt;entityClass('App\Model\Entity\People');</text:p>
                      <text:p text:style-name="P14"><text:bookmark text:name="crayon-57c82db8ed93a650656582-22"/>    }</text:p>
                      <text:p text:style-name="P14"><text:bookmark text:name="crayon-57c82db8ed93a650656582-23"/>/*...*/</text:p>
                    </table:table-cell>
                  </table:table-row>
                </table:table>
              </text:section>
              <text:p text:style-name="Text_20_body">Note que eu passei um namespace dentro do método $this-&gt;entityClass(), você pode apontar isso para onde quiser e do jeito que quiser (desde que siga a PSR-4), eu mantive o padrão do CakePHP, <text:soft-page-break/>ou seja, dentro de src/Model/Entity, fácil não?</text:p>
              <text:p text:style-name="Text_20_body">Uma última dica pra quem quer personalizar a saída do display field (sabe quando você da um list e vem id e o titulo, o display field é o título).</text:p>
              <text:section text:style-name="Sect1" text:name="crayon-57c82db8ed941316790868">
                <text:p text:style-name="Text_20_body">&lt;?php namespace App\Model\Table; /** * People Model */ class PeopleTable extends Table { /** * Initialize method * * @param array $config The configuration for the Table. * @return void */ public function initialize(array $config) { $this-&gt;table('wdr_people_cake'); $this-&gt;primaryKey('person_id'); $this-&gt;entityClass('App\Model\Entity\People');         $this-&gt;displayField('title'); } /*...*/</text:p>
                <table:table table:name="Tabela4" table:style-name="Tabela4">
                  <table:table-column table:style-name="Tabela4.A"/>
                  <table:table-column table:style-name="Tabela4.B"/>
                  <table:table-row>
                    <table:table-cell table:style-name="Tabela4.A1" office:value-type="string">
                      <text:p text:style-name="P14">1</text:p>
                      <text:p text:style-name="P14">2</text:p>
                      <text:p text:style-name="P14">3</text:p>
                      <text:p text:style-name="P14">4</text:p>
                      <text:p text:style-name="P14">5</text:p>
                      <text:p text:style-name="P14">6</text:p>
                      <text:p text:style-name="P14">7</text:p>
                      <text:p text:style-name="P14">8</text:p>
                      <text:p text:style-name="P14">9</text:p>
                      <text:p text:style-name="P14">10</text:p>
                      <text:p text:style-name="P14">11</text:p>
                      <text:p text:style-name="P14">12</text:p>
                      <text:p text:style-name="P14">13</text:p>
                      <text:p text:style-name="P14">14</text:p>
                      <text:p text:style-name="P14">15</text:p>
                      <text:p text:style-name="P14">16</text:p>
                      <text:p text:style-name="P14">17</text:p>
                      <text:p text:style-name="P14">18</text:p>
                      <text:p text:style-name="P14">19</text:p>
                      <text:p text:style-name="P14">20</text:p>
                      <text:p text:style-name="P14"><text:soft-page-break/>21</text:p>
                      <text:p text:style-name="P14">22</text:p>
                      <text:p text:style-name="P14">23</text:p>
                      <text:p text:style-name="P14">24</text:p>
                    </table:table-cell>
                    <table:table-cell table:style-name="Tabela4.A1" office:value-type="string">
                      <text:p text:style-name="P14"><text:bookmark text:name="crayon-57c82db8ed941316790868-1"/>&lt;?php</text:p>
                      <text:p text:style-name="P14"><text:bookmark text:name="crayon-57c82db8ed941316790868-3"/>namespace App\Model\Table;</text:p>
                      <text:p text:style-name="P14"><text:bookmark text:name="crayon-57c82db8ed941316790868-5"/>/**</text:p>
                      <text:p text:style-name="P14"><text:bookmark text:name="crayon-57c82db8ed941316790868-6"/>* People Model</text:p>
                      <text:p text:style-name="P14"><text:bookmark text:name="crayon-57c82db8ed941316790868-7"/>*/</text:p>
                      <text:p text:style-name="P14"><text:bookmark text:name="crayon-57c82db8ed941316790868-8"/>class PeopleTable extends Table</text:p>
                      <text:p text:style-name="P14"><text:bookmark text:name="crayon-57c82db8ed941316790868-9"/>{</text:p>
                      <text:p text:style-name="P14"><text:bookmark text:name="crayon-57c82db8ed941316790868-11"/>    /**</text:p>
                      <text:p text:style-name="P14"><text:bookmark text:name="crayon-57c82db8ed941316790868-12"/>     * Initialize method</text:p>
                      <text:p text:style-name="P14"><text:bookmark text:name="crayon-57c82db8ed941316790868-13"/>     *</text:p>
                      <text:p text:style-name="P14"><text:bookmark text:name="crayon-57c82db8ed941316790868-14"/>     * @param array $config The configuration for the Table.</text:p>
                      <text:p text:style-name="P14"><text:bookmark text:name="crayon-57c82db8ed941316790868-15"/>     * @return void</text:p>
                      <text:p text:style-name="P14"><text:bookmark text:name="crayon-57c82db8ed941316790868-16"/>     */</text:p>
                      <text:p text:style-name="P14"><text:bookmark text:name="crayon-57c82db8ed941316790868-17"/>    public function initialize(array $config)</text:p>
                      <text:p text:style-name="P14"><text:bookmark text:name="crayon-57c82db8ed941316790868-18"/>    {</text:p>
                      <text:p text:style-name="P14"><text:bookmark text:name="crayon-57c82db8ed941316790868-19"/>        $this-&gt;table('wdr_people_cake');</text:p>
                      <text:p text:style-name="P14"><text:bookmark text:name="crayon-57c82db8ed941316790868-20"/>        $this-&gt;primaryKey('person_id');</text:p>
                      <text:p text:style-name="P14"><text:bookmark text:name="crayon-57c82db8ed941316790868-21"/>        $this-&gt;entityClass('App\Model\Entity\People');</text:p>
                      <text:p text:style-name="P14"><text:bookmark text:name="crayon-57c82db8ed941316790868-22"/>        $this-&gt;displayField('title');</text:p>
                      <text:p text:style-name="P14"><text:bookmark text:name="crayon-57c82db8ed941316790868-23"/>    }</text:p>
                      <text:p text:style-name="P14"><text:bookmark text:name="crayon-57c82db8ed941316790868-24"/><text:soft-page-break/>/*...*/</text:p>
                    </table:table-cell>
                  </table:table-row>
                </table:table>
              </text:section>
              <text:p text:style-name="Text_20_body">Simples.</text:p>
              <text:h text:style-name="Heading_20_3" text:outline-level="3">Conclusão</text:h>
              <text:p text:style-name="Text_20_body">É isso, se você é daqueles que gosta de declarar tudo do seu jeito, o CakePHP também serve pra você, ou deixe tudo de acordo com as convenções e deixe o CakePHP trabalhar, agora que você sabe o caminho das pedras é só escolher como quer fazer.</text:p>
              <text:h text:style-name="Heading_20_3" text:outline-level="3">Aonde estudar mais</text:h>
              <text:p text:style-name="Text_20_body">Tenho alguns links pra você, tem links com conteúdo prêmio, mas também tem links com conteúdo gratis, todos ricos em informação.</text:p>
              <text:list xml:id="list6954451406756032674" text:style-name="L5">
                <text:list-item>
                  <text:p text:style-name="P12"><text:a xlink:type="simple" xlink:href="https://mxcursos.com/cake-php-3-treinamento-essencial?tracking=blogmxcursos&amp;utm_source=blogmxcursos&amp;utm_medium=fugindo-das-convencoes-do-cakephp-3&amp;utm_campaign=php">Curso de CakePHP – Treinamento Essencial</text:a> </text:p>
                </text:list-item>
                <text:list-item>
                  <text:p text:style-name="P12"><text:a xlink:type="simple" xlink:href="https://medium.com/@erikfigueiredo/cakephp-3-query-builder-a6651acb57ca" office:target-frame-name="_blank" xlink:show="new">Artigo CakePHP 3 Query Builder</text:a> </text:p>
                </text:list-item>
                <text:list-item>
                  <text:p text:style-name="P5"><text:a xlink:type="simple" xlink:href="http://book.cakephp.org/3.0/en/orm/table-objects.html#basic-usage" office:target-frame-name="_blank" xlink:show="new">Documentação do CakePHP 3 sobre o assunto deste artigo (Inglês)</text:a> </text:p>
                </text:list-item>
              </text:list>
              <text:p text:style-name="Text_20_body">E tem mais cursos meus aqui no Mx Cursos</text:p>
              <text:list xml:id="list6402477694331362302" text:style-name="L6">
                <text:list-item>
                  <text:p text:style-name="P13"><text:a xlink:type="simple" xlink:href="https://mxcursos.com/curso-de-php-essencial?tracking=blogmxcursos&amp;utm_source=blogmxcursos&amp;utm_medium=fugindo-das-convencoes-do-cakephp-3&amp;utm_campaign=php">[GRÁTIS] Curso de PHP Essencial</text:a> </text:p>
                </text:list-item>
                <text:list-item>
                  <text:p text:style-name="P13"><text:a xlink:type="simple" xlink:href="https://mxcursos.com/php-orientado-a-objetos-treinamento-essencial?tracking=blogmxcursos&amp;utm_source=blogmxcursos&amp;utm_medium=fugindo-das-convencoes-do-cakephp-3&amp;utm_campaign=php">PHP Orientado a Objetos – Treinamento essencial</text:a> </text:p>
                </text:list-item>
                <text:list-item>
                  <text:p text:style-name="P6"><text:a xlink:type="simple" xlink:href="https://mxcursos.com/curso-de-angular-js-treinamento-essencial?tracking=blogmxcursos&amp;utm_source=blogmxcursos&amp;utm_medium=fugindo-das-convencoes-do-cakephp-3&amp;utm_campaign=php">Curso de AngularJs- Treinamento essencial</text:a> </text:p>
                </text:list-item>
              </text:list>
              <text:section text:style-name="Sect1" text:name="text-76">
                <text:p text:style-name="P7"/>
              </text:section>
              <text:h text:style-name="Heading_20_3" text:outline-level="3">Sobre o autor</text:h>
              <text:p text:style-name="Text_20_body"/>
              <text:h text:style-name="Heading_20_4" text:outline-level="4">Erik Figueiredo</text:h>
              <text:p text:style-name="Text_20_body">Designer gráfico e programador desde 2004, tem vastos conhecimentos sobre programação PHP, CakePHP, HTML5, CSS3, Javascipt, Jquery, e SEO (otimização para mecanismos de busca). Atualmente trabalha como como Freelancer para todo o Brasil e também professor de CakePHP no iMasters e MX Cursos.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0:32:43.147967062</meta:creation-date>
    <dc:date>2016-09-01T10:33:01.983185360</dc:date>
    <meta:editing-duration>P0D</meta:editing-duration>
    <meta:editing-cycles>1</meta:editing-cycles>
    <meta:document-statistic meta:table-count="4" meta:image-count="0" meta:object-count="0" meta:page-count="8" meta:paragraph-count="228" meta:word-count="1022" meta:character-count="6522" meta:non-whitespace-character-count="5473"/>
    <meta:generator>LibreOffice/4.2.8.2$Linux_X86_64 LibreOffice_project/420m0$Build-2</meta:generator>
  </office:meta>
</office:document-meta>
</file>